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restConfModule.debug( String debug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restConfModule.loadAntPropertiesFromURI( AntProperties precedingProperties , String antPropertiesStringURI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ForrestConfModule.debugg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restConfModule.initializ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ForrestConfModule.setHo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rrestConfModule.getAttributeNames( Configuration modeConf ,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rrestConfModule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restConfModule.getAttributeValues( String name , Configuration modeConf ,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orrestConfModule.loadSystemProperties( AntProperties prop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orrestConfModule.getAttribute( String name , Configuration modeConf , Map objectMod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ForrestConfModule.loadXMLPropertiesFromURI( AntProperties precedingProperties , String propertiesStringURI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40">
            <text:p text:style-name="Table_20_Contents">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